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oft-page-break/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oft-page-break/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oft-page-break/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dc:date>2016-02-24T21:30:33.10</dc:date>
    <meta:generator>OpenOffice/4.0.1$Win32 OpenOffice.org_project/401m5$Build-9714</meta:generator>
  </office:meta>
</office:document-meta>
</file>